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sine" svg:font-family="Cousin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sine" fo:language="en" fo:country="US" fo:font-weight="bold" officeooo:rsid="001fe3b6" officeooo:paragraph-rsid="001fe3b6" style:font-weight-asian="bold" style:font-weight-complex="bold"/>
    </style:style>
    <style:style style:name="P2" style:family="paragraph" style:parent-style-name="Standard">
      <style:text-properties style:font-name="Cousine" fo:language="en" fo:country="US" fo:font-weight="normal" officeooo:rsid="00213b65" officeooo:paragraph-rsid="001fe3b6" style:font-weight-asian="normal" style:font-weight-complex="normal"/>
    </style:style>
    <style:style style:name="P3" style:family="paragraph" style:parent-style-name="Standard">
      <style:text-properties style:font-name="Cousine" fo:language="en" fo:country="US" fo:font-style="normal" fo:font-weight="normal" officeooo:rsid="00255acd" officeooo:paragraph-rsid="00255acd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Cousine" fo:language="en" fo:country="US" fo:font-style="normal" fo:font-weight="normal" officeooo:rsid="00270c1f" officeooo:paragraph-rsid="00270c1f" style:font-style-asian="normal" style:font-weight-asian="normal" style:font-style-complex="normal" style:font-weight-complex="normal"/>
    </style:style>
    <style:style style:name="T1" style:family="text">
      <style:text-properties officeooo:rsid="00255acd"/>
    </style:style>
    <style:style style:name="T2" style:family="text">
      <style:text-properties officeooo:rsid="0021eba9"/>
    </style:style>
    <style:style style:name="T3" style:family="text">
      <style:text-properties officeooo:rsid="00270c1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gt; Game 1 – <text:span text:style-name="T3">C</text:span> &lt;</text:p>
      <text:p text:style-name="P2"/>
      <text:p text:style-name="P4">This is a placeholder document. Since @astrosteve was the one who wrote the C version, he can add (or not) any notes to this on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sine" svg:font-family="Cousin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00:33:11.780122152</meta:creation-date>
    <dc:date>2020-05-31T11:29:53.413353099</dc:date>
    <meta:editing-duration>PT27M16S</meta:editing-duration>
    <meta:editing-cycles>7</meta:editing-cycles>
    <meta:generator>LibreOffice/6.4.4.2$Linux_X86_64 LibreOffice_project/40$Build-2</meta:generator>
    <meta:document-statistic meta:table-count="0" meta:image-count="0" meta:object-count="0" meta:page-count="1" meta:paragraph-count="2" meta:word-count="30" meta:character-count="143" meta:non-whitespace-character-count="114"/>
  </office:meta>
</office:document-meta>
</file>